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8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ue species</text:p>
          </table:table-cell>
          <table:table-cell office:value-type="string" calcext:value-type="string">
            <text:p>best guess</text:p>
          </table:table-cell>
          <table:table-cell office:value-type="string" calcext:value-type="string">
            <text:p>confide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1403352200762" calcext:value-type="float">
            <text:p>0.514033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487477510326023" calcext:value-type="float">
            <text:p>0.4874775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78126303269653" calcext:value-type="float">
            <text:p>0.778126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77613959279957" calcext:value-type="float">
            <text:p>0.7776139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340943337747635" calcext:value-type="float">
            <text:p>0.340943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58012932561555" calcext:value-type="float">
            <text:p>0.7580129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yrata</text:p>
          </table:table-cell>
          <table:table-cell office:value-type="float" office:value="0.578845237573777" calcext:value-type="float">
            <text:p>0.578845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291497576162841" calcext:value-type="float">
            <text:p>0.2914975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97589200208101" calcext:value-type="float">
            <text:p>0.797589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546046684191038" calcext:value-type="float">
            <text:p>0.546046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aurifolia</text:p>
          </table:table-cell>
          <table:table-cell office:value-type="float" office:value="0.774306193935199" calcext:value-type="float">
            <text:p>0.774306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78690786654727" calcext:value-type="float">
            <text:p>0.6786907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21068117846598" calcext:value-type="float">
            <text:p>0.6210681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float" office:value="0.481974904780255" calcext:value-type="float">
            <text:p>0.4819749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accutissima</text:p>
          </table:table-cell>
          <table:table-cell office:value-type="float" office:value="0.500152911120225" calcext:value-type="float">
            <text:p>0.5001529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41420538096971" calcext:value-type="float">
            <text:p>0.5414205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imbricaria</text:p>
          </table:table-cell>
          <table:table-cell office:value-type="float" office:value="0.297387351228338" calcext:value-type="float">
            <text:p>0.2973873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nigra</text:p>
          </table:table-cell>
          <table:table-cell office:value-type="float" office:value="0.504231188538216" calcext:value-type="float">
            <text:p>0.504231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05448888388648" calcext:value-type="float">
            <text:p>0.5054488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30815455785861" calcext:value-type="float">
            <text:p>0.6308154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252601661417" calcext:value-type="float">
            <text:p>0.7525260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249907963469801" calcext:value-type="float">
            <text:p>0.2499079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99340276199002" calcext:value-type="float">
            <text:p>0.6993402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17925666906152" calcext:value-type="float">
            <text:p>0.7179256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519914589463283" calcext:value-type="float">
            <text:p>0.5199145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51215826479595" calcext:value-type="float">
            <text:p>0.5512158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32968269800708" calcext:value-type="float">
            <text:p>0.5329682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66246757292131" calcext:value-type="float">
            <text:p>0.5662467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19959696771038" calcext:value-type="float">
            <text:p>0.5199596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laurifolia</text:p>
          </table:table-cell>
          <table:table-cell office:value-type="float" office:value="0.517136779453555" calcext:value-type="float">
            <text:p>0.517136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66833859596265" calcext:value-type="float">
            <text:p>0.7668338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465537017862089" calcext:value-type="float">
            <text:p>0.4655370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yrata</text:p>
          </table:table-cell>
          <table:table-cell office:value-type="float" office:value="0.228053060095698" calcext:value-type="float">
            <text:p>0.228053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530013750111114" calcext:value-type="float">
            <text:p>0.5300137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27156422364565" calcext:value-type="float">
            <text:p>0.827156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489887286930823" calcext:value-type="float">
            <text:p>0.489887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333151044561519" calcext:value-type="float">
            <text:p>0.3331510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79531910564911" calcext:value-type="float">
            <text:p>0.7795319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yrata</text:p>
          </table:table-cell>
          <table:table-cell office:value-type="float" office:value="0.253641090623204" calcext:value-type="float">
            <text:p>0.253641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stellata</text:p>
          </table:table-cell>
          <table:table-cell office:value-type="float" office:value="0.592556156880467" calcext:value-type="float">
            <text:p>0.592556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stellata</text:p>
          </table:table-cell>
          <table:table-cell office:value-type="float" office:value="0.784430964262248" calcext:value-type="float">
            <text:p>0.784430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61055338241326" calcext:value-type="float">
            <text:p>0.5610553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4735380756049" calcext:value-type="float">
            <text:p>0.7473538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46839319810675" calcext:value-type="float">
            <text:p>0.646839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69229552331458" calcext:value-type="float">
            <text:p>0.7692295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nigra</text:p>
          </table:table-cell>
          <table:table-cell office:value-type="float" office:value="0.341131924276923" calcext:value-type="float">
            <text:p>0.3411319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03377425683677" calcext:value-type="float">
            <text:p>0.7033774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99324736698413" calcext:value-type="float">
            <text:p>0.5993247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18956113649941" calcext:value-type="float">
            <text:p>0.718956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77049157469331" calcext:value-type="float">
            <text:p>0.6770491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93517032739191" calcext:value-type="float">
            <text:p>0.7935170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412434277215053" calcext:value-type="float">
            <text:p>0.4124342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48894354807951" calcext:value-type="float">
            <text:p>0.6488943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6675324213417" calcext:value-type="float">
            <text:p>0.4667532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6719311096793" calcext:value-type="float">
            <text:p>0.76719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aurifolia</text:p>
          </table:table-cell>
          <table:table-cell office:value-type="float" office:value="0.332934594543712" calcext:value-type="float">
            <text:p>0.3329345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815743687677904" calcext:value-type="float">
            <text:p>0.8157436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yrata</text:p>
          </table:table-cell>
          <table:table-cell office:value-type="float" office:value="0.488659317802836" calcext:value-type="float">
            <text:p>0.488659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721873601549762" calcext:value-type="float">
            <text:p>0.7218736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float" office:value="0.789045908263713" calcext:value-type="float">
            <text:p>0.789045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87088156380954" calcext:value-type="float">
            <text:p>0.587088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89842162347431" calcext:value-type="float">
            <text:p>0.5898421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77709918853905" calcext:value-type="float">
            <text:p>0.6777099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81009114029047" calcext:value-type="float">
            <text:p>0.8100911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46071228146556" calcext:value-type="float">
            <text:p>0.746071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5387262265532" calcext:value-type="float">
            <text:p>0.5538726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69402054222086" calcext:value-type="float">
            <text:p>0.6694020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14940195382601" calcext:value-type="float">
            <text:p>0.514940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float" office:value="0.380109516206911" calcext:value-type="float">
            <text:p>0.3801095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8548592079309" calcext:value-type="float">
            <text:p>0.6854859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11585059613058" calcext:value-type="float">
            <text:p>0.5115850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92806029814061" calcext:value-type="float">
            <text:p>0.5928060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07116332970659" calcext:value-type="float">
            <text:p>0.707116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362026033863737" calcext:value-type="float">
            <text:p>0.3620260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1285017639819" calcext:value-type="float">
            <text:p>0.591285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76885777373437" calcext:value-type="float">
            <text:p>0.7768857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49924312600691" calcext:value-type="float">
            <text:p>0.49924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stellata</text:p>
          </table:table-cell>
          <table:table-cell office:value-type="float" office:value="0.64697317959677" calcext:value-type="float">
            <text:p>0.646973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412194891056772" calcext:value-type="float">
            <text:p>0.412194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53249052860286" calcext:value-type="float">
            <text:p>0.6532490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82273897446711" calcext:value-type="float">
            <text:p>0.6822738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14175224596153" calcext:value-type="float">
            <text:p>0.6141752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4221690993406" calcext:value-type="float">
            <text:p>0.422169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801524718957112" calcext:value-type="float">
            <text:p>0.801524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27809560685837" calcext:value-type="float">
            <text:p>0.7278095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63971659913437" calcext:value-type="float">
            <text:p>0.6639716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7767411475229" calcext:value-type="float">
            <text:p>0.577674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98028780018989" calcext:value-type="float">
            <text:p>0.7980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76049541731572" calcext:value-type="float">
            <text:p>0.8760495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88878487238386" calcext:value-type="float">
            <text:p>0.788878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603739953594076" calcext:value-type="float">
            <text:p>0.603739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05700457496496" calcext:value-type="float">
            <text:p>0.6057004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59345265289734" calcext:value-type="float">
            <text:p>0.659345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727806036299284" calcext:value-type="float">
            <text:p>0.7278060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7297105937597" calcext:value-type="float">
            <text:p>0.7729710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825486770263312" calcext:value-type="float">
            <text:p>0.8254867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492793059397124" calcext:value-type="float">
            <text:p>0.4927930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5284810892487" calcext:value-type="float">
            <text:p>0.5952848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33029563912456" calcext:value-type="float">
            <text:p>0.7330295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64938203874593" calcext:value-type="float">
            <text:p>0.664938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float" office:value="0.680578727688609" calcext:value-type="float">
            <text:p>0.680578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407281022942543" calcext:value-type="float">
            <text:p>0.4072810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33371854757396" calcext:value-type="float">
            <text:p>0.7333718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87942011176807" calcext:value-type="float">
            <text:p>0.7879420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374411611947459" calcext:value-type="float">
            <text:p>0.3744116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phellos</text:p>
          </table:table-cell>
          <table:table-cell office:value-type="float" office:value="0.486668839818448" calcext:value-type="float">
            <text:p>0.486668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float" office:value="0.178271808656565" calcext:value-type="float">
            <text:p>0.178271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29215945114235" calcext:value-type="float">
            <text:p>0.729215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95582138955197" calcext:value-type="float">
            <text:p>0.595582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aurifolia</text:p>
          </table:table-cell>
          <table:table-cell office:value-type="float" office:value="0.783124174201889" calcext:value-type="float">
            <text:p>0.78312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57035500901284" calcext:value-type="float">
            <text:p>0.7570355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88965205555553" calcext:value-type="float">
            <text:p>0.788965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63252067482511" calcext:value-type="float">
            <text:p>0.7632520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80564282721144" calcext:value-type="float">
            <text:p>0.580564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5284810892487" calcext:value-type="float">
            <text:p>0.5952848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laurifolia</text:p>
          </table:table-cell>
          <table:table-cell office:value-type="float" office:value="0.341934261263429" calcext:value-type="float">
            <text:p>0.341934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460272100803138" calcext:value-type="float">
            <text:p>0.460272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accutissima</text:p>
          </table:table-cell>
          <table:table-cell office:value-type="float" office:value="0.693794353345284" calcext:value-type="float">
            <text:p>0.693794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904319115891939" calcext:value-type="float">
            <text:p>0.904319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81015937937922" calcext:value-type="float">
            <text:p>0.5810159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417693273051616" calcext:value-type="float">
            <text:p>0.4176932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57081324447633" calcext:value-type="float">
            <text:p>0.757081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83230110822305" calcext:value-type="float">
            <text:p>0.683230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17007167459938" calcext:value-type="float">
            <text:p>0.6170071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64339531537568" calcext:value-type="float">
            <text:p>0.6643395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71417684214158" calcext:value-type="float">
            <text:p>0.571417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395865296739315" calcext:value-type="float">
            <text:p>0.395865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54591160370728" calcext:value-type="float">
            <text:p>0.5545911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08500194004687" calcext:value-type="float">
            <text:p>0.608500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21357257656837" calcext:value-type="float">
            <text:p>0.7213572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imbricaria</text:p>
          </table:table-cell>
          <table:table-cell office:value-type="float" office:value="0.559164038872549" calcext:value-type="float">
            <text:p>0.559164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66584992729096" calcext:value-type="float">
            <text:p>0.5665849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11945196949276" calcext:value-type="float">
            <text:p>0.711945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69801749327096" calcext:value-type="float">
            <text:p>0.6698017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811042704831135" calcext:value-type="float">
            <text:p>0.8110427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32419202011244" calcext:value-type="float">
            <text:p>0.63241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table:formula="of:=AVERAGE([.D2:.D137])" office:value-type="percentage" office:value="0.779411764705882" calcext:value-type="percentage">
            <text:p>77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08:46:32.131866776</dc:date>
    <meta:editing-duration>PT2M1S</meta:editing-duration>
    <meta:editing-cycles>1</meta:editing-cycles>
    <meta:document-statistic meta:table-count="1" meta:cell-count="548" meta:object-count="0"/>
    <meta:generator>LibreOffice/5.0.2.2$Linux_X86_64 LibreOffice_project/00m0$Build-2</meta:generator>
  </office:meta>
</office:document-meta>
</file>